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e1f5f" officeooo:paragraph-rsid="001e1f5f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e1f5f" officeooo:paragraph-rsid="001e1f5f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e1f5f"/>
    </style:style>
    <style:style style:name="P4" style:family="paragraph" style:parent-style-name="Standard">
      <style:paragraph-properties fo:line-height="150%" fo:text-align="center" style:justify-single-word="false"/>
      <style:text-properties officeooo:rsid="002110ef" officeooo:paragraph-rsid="002110ef"/>
    </style:style>
    <style:style style:name="P5" style:family="paragraph" style:parent-style-name="Standard">
      <style:paragraph-properties fo:line-height="150%" fo:text-align="start" style:justify-single-word="false"/>
      <style:text-properties officeooo:rsid="002463fe" officeooo:paragraph-rsid="002463fe"/>
    </style:style>
    <style:style style:name="P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officeooo:rsid="002110ef" officeooo:paragraph-rsid="0024e282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110ef" officeooo:paragraph-rsid="0024e282"/>
    </style:style>
    <style:style style:name="P8" style:family="paragraph" style:parent-style-name="Standard" style:list-style-name="L1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rsid="002110ef" officeooo:paragraph-rsid="0024e282"/>
    </style:style>
    <style:style style:name="T1" style:family="text">
      <style:text-properties officeooo:rsid="001e1f5f"/>
    </style:style>
    <style:style style:name="T2" style:family="text">
      <style:text-properties officeooo:rsid="0023c73f"/>
    </style:style>
    <style:style style:name="T3" style:family="text">
      <style:text-properties officeooo:rsid="002463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NORTE</text:p>
      <text:p text:style-name="P4">INSTITUTO METRÓPOLE DIGITAL</text:p>
      <text:p text:style-name="P1"/>
      <text:p text:style-name="P1"/>
      <text:p text:style-name="P1"/>
      <text:p text:style-name="P1"/>
      <text:p text:style-name="P1"/>
      <text:p text:style-name="P2">Elton de Souza Vieira</text:p>
      <text:p text:style-name="P2">Pedro Arthur Medeiros Fernand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álise empírica de algoritmos de busca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Natal/RN, 2016</text:span></text:p>
      <text:p text:style-name="P5"><text:soft-page-break/>SUMÁRIO</text:p>
      <text:p text:style-name="P5"/>
      <text:list xml:id="list8949165242222016804" text:style-name="L1">
        <text:list-header>
          <text:p text:style-name="P8">1. INTRODUÇÃO</text:p>
          <text:p text:style-name="P6">// Propósito do relatório</text:p>
          <text:p text:style-name="P6"><text:span text:style-name="T3">2. </text:span>MÉTODO</text:p>
          <text:p text:style-name="P6">// <text:span text:style-name="T2">Materiais e Metodologias</text:span></text:p>
          <text:p text:style-name="P6"><text:span text:style-name="T2">3. </text:span>RESULTADOS</text:p>
          <text:p text:style-name="P6">// <text:span text:style-name="T2">Gráficos</text:span></text:p>
          <text:p text:style-name="P6"><text:span text:style-name="T2">4. </text:span>CONCLUSÃO</text:p>
        </text:list-header>
      </text:list>
      <text:p text:style-name="P7">// <text:span text:style-name="T2">Discuss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22:38:00.289294747</meta:creation-date>
    <dc:date>2016-03-16T23:16:02.553271731</dc:date>
    <meta:editing-duration>PT22M48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15" meta:word-count="47" meta:character-count="305" meta:non-whitespace-character-count="272"/>
  </office:meta>
</office:document-meta>
</file>